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2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18" style:family="table-cell" style:parent-style-name="Default" style:data-style-name="N113"/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23" style:family="table-cell" style:parent-style-name="Default" style:data-style-name="N113">
      <style:text-properties fo:color="#000000"/>
    </style:style>
    <style:style style:name="ce32" style:family="table-cell" style:parent-style-name="Default" style:data-style-name="N113">
      <style:text-properties fo:color="#ff0000"/>
    </style:style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24" style:family="table-cell" style:parent-style-name="Default" style:data-style-name="N3"/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28" style:family="table-cell" style:parent-style-name="Default" style:data-style-name="N3"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2" office:value-type="string" calcext:value-type="string">
            <text:p>買値</text:p>
          </table:table-cell>
          <table:table-cell table:style-name="ce22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ウエルシアＨＤ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7"/>
          <table:table-cell table:style-name="ce49" table:number-columns-repeated="16373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スターティアホールディングス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7"/>
          <table:table-cell table:style-name="ce58" table:number-columns-repeated="16373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ＱＰＳ研究所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ベルトラ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ＧＭＯフィナンシャルＨＬＤＧＳ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table:style-name="ce23" office:value-type="float" office:value="26344.4" calcext:value-type="float">
            <text:p>26,344.4</text:p>
          </table:table-cell>
          <table:table-cell table:style-name="ce23" office:value-type="float" office:value="26460" calcext:value-type="float">
            <text:p>26,460.0</text:p>
          </table:table-cell>
          <table:table-cell table:style-name="ce28" table:formula="of:=[.D115]*([.F115]-[.E115])" office:value-type="float" office:value="11559.9999999999" calcext:value-type="float">
            <text:p>11,560</text:p>
          </table:table-cell>
          <table:table-cell table:style-name="ce33" office:value-type="string" calcext:value-type="string">
            <text:p>○</text:p>
          </table:table-cell>
          <table:table-cell table:style-name="Default"/>
          <table:table-cell table:style-name="ce33"/>
          <table:table-cell table:style-name="ce58"/>
          <table:table-cell table:number-columns-repeated="16373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table:style-name="ce32" office:value-type="float" office:value="26378.1" calcext:value-type="float">
            <text:p>26,378.1</text:p>
          </table:table-cell>
          <table:table-cell table:style-name="ce28" table:formula="of:=[.D116]*([.F116]-[.E116])" office:value-type="float" office:value="-24690.0000000001" calcext:value-type="float">
            <text:p>-24,690</text:p>
          </table:table-cell>
          <table:table-cell/>
          <table:table-cell table:style-name="ce3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475" calcext:value-type="float">
            <text:p>26,475.0</text:p>
          </table:table-cell>
          <table:table-cell office:value-type="float" office:value="26575.8" calcext:value-type="float">
            <text:p>26,575.8</text:p>
          </table:table-cell>
          <table:table-cell table:style-name="ce28" table:formula="of:=[.D117]*([.F117]-[.E117])" office:value-type="float" office:value="10079.9999999999" calcext:value-type="float">
            <text:p>10,080</text:p>
          </table:table-cell>
          <table:table-cell/>
          <table:table-cell table:style-name="ce3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office:value-type="float" office:value="26520" calcext:value-type="float">
            <text:p>26,520.0</text:p>
          </table:table-cell>
          <table:table-cell table:style-name="ce28" table:formula="of:=[.D118]*([.F118]-[.E118])" office:value-type="float" office:value="-10500" calcext:value-type="float">
            <text:p>-10,500</text:p>
          </table:table-cell>
          <table:table-cell/>
          <table:table-cell table:style-name="ce3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office:value-type="float" office:value="26555.6" calcext:value-type="float">
            <text:p>26,555.6</text:p>
          </table:table-cell>
          <table:table-cell table:style-name="ce28" table:formula="of:=[.D119]*([.F119]-[.E119])" office:value-type="float" office:value="-6940.00000000015" calcext:value-type="float">
            <text:p>-6,940</text:p>
          </table:table-cell>
          <table:table-cell/>
          <table:table-cell table:style-name="ce3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office:value-type="float" office:value="26600" calcext:value-type="float">
            <text:p>26,600.0</text:p>
          </table:table-cell>
          <table:table-cell table:style-name="ce28" table:formula="of:=[.D120]*([.F120]-[.E120])" office:value-type="float" office:value="-2500" calcext:value-type="float">
            <text:p>-2,500</text:p>
          </table:table-cell>
          <table:table-cell/>
          <table:table-cell table:style-name="ce33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office:value-type="float" office:value="26700" calcext:value-type="float">
            <text:p>26,700.0</text:p>
          </table:table-cell>
          <table:table-cell table:style-name="ce28" table:formula="of:=[.D121]*([.F121]-[.E121])" office:value-type="float" office:value="7500" calcext:value-type="float">
            <text:p>7,5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1-18" calcext:value-type="date">
            <text:p>2024/01/18</text:p>
          </table:table-cell>
          <table:table-cell table:style-name="ce58" office:value-type="float" office:value="8035" calcext:value-type="float">
            <text:p>8035</text:p>
          </table:table-cell>
          <table:table-cell table:style-name="ce16" office:value-type="string" calcext:value-type="string">
            <text:p>東京エレクトロン</text:p>
          </table:table-cell>
          <table:table-cell table:style-name="ce58" office:value-type="float" office:value="100" calcext:value-type="float">
            <text:p>100</text:p>
          </table:table-cell>
          <table:table-cell office:value-type="float" office:value="26625" calcext:value-type="float">
            <text:p>26,625.0</text:p>
          </table:table-cell>
          <table:table-cell office:value-type="float" office:value="26750" calcext:value-type="float">
            <text:p>26,750.0</text:p>
          </table:table-cell>
          <table:table-cell table:style-name="ce28" table:formula="of:=[.D122]*([.F122]-[.E122])" office:value-type="float" office:value="12500" calcext:value-type="float">
            <text:p>12,500</text:p>
          </table:table-cell>
          <table:table-cell table:number-columns-repeated="16377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00/00/00</text:date>, <text:time style:data-style-name="N2" text:time-value="08:35:30.5716928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8T15:07:49.949204733</dc:date>
    <meta:editing-duration>P15DT19H52M56S</meta:editing-duration>
    <meta:editing-cycles>1571</meta:editing-cycles>
    <meta:document-statistic meta:table-count="1" meta:cell-count="934" meta:object-count="0"/>
  </office:meta>
</office:document-meta>
</file>